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4"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5" style:family="paragraph" style:parent-style-name="Preformatted_20_Text">
      <style:text-properties style:font-name="Liberation Serif" fo:font-size="11pt" officeooo:rsid="0005ea9e" officeooo:paragraph-rsid="00066c6f" style:font-size-asian="11pt" style:font-size-complex="11pt"/>
    </style:style>
    <style:style style:name="P6" style:family="paragraph" style:parent-style-name="Preformatted_20_Text">
      <style:text-properties style:font-name="Liberation Serif" fo:font-size="11pt" officeooo:rsid="0005ea9e" officeooo:paragraph-rsid="0005ea9e" style:font-size-asian="11pt" style:font-size-complex="11pt"/>
    </style:style>
    <style:style style:name="P7"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8"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9"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0"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1"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2"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3"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4"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6"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7"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18" style:family="paragraph" style:parent-style-name="Preformatted_20_Text">
      <style:text-properties style:font-name="Liberation Serif" officeooo:rsid="0005ea9e" officeooo:paragraph-rsid="000d9131"/>
    </style:style>
    <style:style style:name="P19" style:family="paragraph" style:parent-style-name="Preformatted_20_Text">
      <style:text-properties style:font-name="Liberation Serif" officeooo:rsid="0005ea9e" officeooo:paragraph-rsid="00066c6f"/>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oix des technologies</text:p>
      <text:p text:style-name="P6"/>
      <text:p text:style-name="P6"><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3">Avantages</text:p>
          </table:table-cell>
          <table:table-cell table:style-name="Table1.C1" office:value-type="string">
            <text:p text:style-name="P3">Inconvénients</text:p>
          </table:table-cell>
        </table:table-row>
        <table:table-row>
          <table:table-cell table:style-name="Table1.A2" office:value-type="string">
            <text:p text:style-name="P3">Octree ou KDTree</text:p>
          </table:table-cell>
          <table:table-cell table:style-name="Table1.A2" office:value-type="string">
            <text:p text:style-name="P2">- Hiérarchie des résolutions</text:p>
            <text:p text:style-name="P2">- Rendu volumique possible</text:p>
            <text:p text:style-name="P3">- Construction et parcours simples</text:p>
          </table:table-cell>
          <table:table-cell table:style-name="Table1.C2" office:value-type="string">
            <text:p text:style-name="P2">- Visualisation surfacique difficile</text:p>
            <text:p text:style-name="P2">- Coût de stockage excessif</text:p>
            <text:p text:style-name="P3">- Recalculer à chaque modification</text:p>
          </table:table-cell>
        </table:table-row>
        <table:table-row>
          <table:table-cell table:style-name="Table1.A2" office:value-type="string">
            <text:p text:style-name="P3">Arbre CSG</text:p>
          </table:table-cell>
          <table:table-cell table:style-name="Table1.A2" office:value-type="string">
            <text:p text:style-name="P2">- Historique de construction</text:p>
            <text:p text:style-name="P3">- Approche fonctionnelle</text:p>
          </table:table-cell>
          <table:table-cell table:style-name="Table1.C2" office:value-type="string">
            <text:p text:style-name="P2">- Non unicité</text:p>
            <text:p text:style-name="P2">- Opérations complexes</text:p>
            <text:p text:style-name="P3">- Domaine insuffisant</text:p>
          </table:table-cell>
        </table:table-row>
        <table:table-row>
          <table:table-cell table:style-name="Table1.A2" office:value-type="string">
            <text:p text:style-name="P3">G-maps</text:p>
          </table:table-cell>
          <table:table-cell table:style-name="Table1.A2" office:value-type="string">
            <text:p text:style-name="P2">- Opérations de topologie simples</text:p>
            <text:p text:style-name="P3">- Plongements multiples</text:p>
          </table:table-cell>
          <table:table-cell table:style-name="Table1.C2" office:value-type="string">
            <text:p text:style-name="P3">- Séparation topologie / plongement</text:p>
          </table:table-cell>
        </table:table-row>
        <table:table-row>
          <table:table-cell table:style-name="Table1.A2" office:value-type="string">
            <text:p text:style-name="P3">Liste de triangles</text:p>
          </table:table-cell>
          <table:table-cell table:style-name="Table1.A2" office:value-type="string">
            <text:p text:style-name="P3">- Opérations simples</text:p>
          </table:table-cell>
          <table:table-cell table:style-name="Table1.C2" office:value-type="string">
            <text:p text:style-name="P3">- Stockage non optimisé</text:p>
          </table:table-cell>
        </table:table-row>
        <table:table-row>
          <table:table-cell table:style-name="Table1.A2" office:value-type="string">
            <text:p text:style-name="P3">Sommets partagés</text:p>
          </table:table-cell>
          <table:table-cell table:style-name="Table1.A2" office:value-type="string">
            <text:p text:style-name="P2">- Opérations simples</text:p>
            <text:p text:style-name="P3">- Stockage correct</text:p>
          </table:table-cell>
          <table:table-cell table:style-name="Table1.C2" office:value-type="string">
            <text:p text:style-name="P13"/>
          </table:table-cell>
        </table:table-row>
        <table:table-row>
          <table:table-cell table:style-name="Table1.A2" office:value-type="string">
            <text:p text:style-name="P3">Bandes de triangles</text:p>
          </table:table-cell>
          <table:table-cell table:style-name="Table1.A2" office:value-type="string">
            <text:p text:style-name="P3">- Stockage correct</text:p>
          </table:table-cell>
          <table:table-cell table:style-name="Table1.C2" office:value-type="string">
            <text:p text:style-name="P2">- Chaque sommet est visité deux fois</text:p>
            <text:p text:style-name="P3">- Opérations de déplacement délicates</text:p>
          </table:table-cell>
        </table:table-row>
        <table:table-row>
          <table:table-cell table:style-name="Table1.A2" office:value-type="string">
            <text:p text:style-name="P3">Structure par faces</text:p>
          </table:table-cell>
          <table:table-cell table:style-name="Table1.A2" office:value-type="string">
            <text:p text:style-name="P2">- Chaque face pointe sur ses sommets</text:p>
            <text:p text:style-name="P3">-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3">Structure par demi-arêtes</text:p>
          </table:table-cell>
          <table:table-cell table:style-name="Table1.A2" office:value-type="string">
            <text:p text:style-name="P3">-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17">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18"><text:span text:style-name="T8">- Utilise le </text:span><text:span text:style-name="T9">CPU et la RAM</text:span></text:p>
          </table:table-cell>
        </table:table-row>
        <table:table-row>
          <table:table-cell table:style-name="Table1.A2" office:value-type="string">
            <text:p text:style-name="P17">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4">Tableau comparatif de méthodes de représentation de maillage 3D</text:p>
      <text:p text:style-name="P2"/>
      <text:p text:style-name="P5"><text:tab/>L'étude comparative montre qu'il serait judicieux d'utiliser conjointement des Vertex Buffer Objects (VBOs) afin d'optimiser les performances et des Vertex Arrays (VAOs) pour aisément gérer nos données. De plus, OpenGL prévoit déjà ces fonctionnalités et nous pourrons ainsi découvrir de nouvelles méthodes.</text:p>
      <text:p text:style-name="P5"/>
      <text:p text:style-name="P5"/>
      <text:p text:style-name="P5"/>
      <text:p text:style-name="P7">Fonctionnalités</text:p>
      <text:p text:style-name="P9"/>
      <text:p text:style-name="P15">Formes de base : cube, sphère, cylindre, tore… (avec paramètres modifiables)</text:p>
      <text:p text:style-name="P10">Outils : extrusion, intrusion, lissage, déplacement, gonflement, pincement...</text:p>
      <text:p text:style-name="P10">Fonctionnalités : symétrie axiales et centrales, subdivision, simplification, <text:span text:style-name="T5">(union, différence), déplacement, rotation et mise à l'échelle de l'objet, fils de fer / solide, (validation maillage)</text:span></text:p>
      <text:p text:style-name="P11">Interface : déplacement, rotation et zoom dans la fenêtre OpenGL, boites d'outils, menus déroulants, boutons, afficher la grille / le repère, perspective</text:p>
      <text:p text:style-name="P11">Options : nouveau, ouvrir, enregistrer, importer, exporter, annuler, refaire, paramètres, quitter</text:p>
      <text:p text:style-name="P11">Autres : matériaux, lumière</text:p>
      <text:p text:style-name="P9"/>
      <text:p text:style-name="P9"/>
      <text:p text:style-name="P9"/>
      <text:p text:style-name="P7">Conventions de programmation</text:p>
      <text:p text:style-name="P9"/>
      <text:p text:style-name="P9"><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text:span><text:soft-page-break/><text:span text:style-name="T1">afin d'en expliquer brièvement son fonctionnement. Enfin, nous avons choisi de faire précéder le nom de 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9"/>
      <text:p text:style-name="P9"/>
      <text:p text:style-name="P9"/>
      <text:p text:style-name="P8">Répartition des tâches</text:p>
      <text:p text:style-name="P9"/>
      <text:p text:style-name="P9"><text:tab/><text:span text:style-name="T6">Pour organiser correctement le développement de l'application, il est nécessaire de définir des rôles pour chaque membre de l'équipe de projet. Nous nous répartirons globalement selon le schéma suivant :</text:span></text:p>
      <text:p text:style-name="P9"/>
      <table:table table:name="Table2" table:style-name="Table2">
        <table:table-column table:style-name="Table2.A" table:number-columns-repeated="3"/>
        <table:table-row>
          <table:table-cell table:style-name="Table2.A1" office:value-type="string">
            <text:p text:style-name="P16">GAUTHIER Silvère</text:p>
          </table:table-cell>
          <table:table-cell table:style-name="Table2.A1" office:value-type="string">
            <text:p text:style-name="P16">LAMEIRA Yannick</text:p>
          </table:table-cell>
          <table:table-cell table:style-name="Table2.C1" office:value-type="string">
            <text:p text:style-name="P16">PELADAN Cécile</text:p>
          </table:table-cell>
        </table:table-row>
        <table:table-row>
          <table:table-cell table:style-name="Table2.A2" office:value-type="string">
            <text:p text:style-name="P14">- <text:span text:style-name="T6">Gestion des VAOs et VBOs</text:span></text:p>
            <text:p text:style-name="P14">- <text:span text:style-name="T6">Implémentation des formes</text:span></text:p>
          </table:table-cell>
          <table:table-cell table:style-name="Table2.A2" office:value-type="string">
            <text:p text:style-name="P14">- <text:span text:style-name="T6">Mise en place de l'interface</text:span></text:p>
          </table:table-cell>
          <table:table-cell table:style-name="Table2.C2" office:value-type="string">
            <text:p text:style-name="P14">- <text:span text:style-name="T7">Gestion du curseur</text:span></text:p>
            <text:p text:style-name="P14">- <text:span text:style-name="T6">Implémentation des outils</text:span></text:p>
          </table:table-cell>
        </table:table-row>
      </table:table>
      <text:p text:style-name="P9"/>
      <text:p text:style-name="P12">Par la suite, chaque membre pourra participer aux tâches des autres, ici étant représenté uniquement les responsables des différents module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2T15:01:38.582428843</dc:date>
    <meta:generator>LibreOffice/4.2.7.2$Linux_X86_64 LibreOffice_project/420m0$Build-2</meta:generator>
    <meta:editing-duration>PT1H32M18S</meta:editing-duration>
    <meta:editing-cycles>8</meta:editing-cycles>
    <meta:document-statistic meta:table-count="2" meta:image-count="0" meta:object-count="0" meta:page-count="2" meta:paragraph-count="68" meta:word-count="571" meta:character-count="3750" meta:non-whitespace-character-count="3243"/>
  </office:meta>
</office:document-meta>
</file>